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o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est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758">
            <text:p>92758</text:p>
          </table:table-cell>
          <table:table-cell office:value-type="float" office:value="0">
            <text:p>0</text:p>
          </table:table-cell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office:value-type="float" office:value="293.092725">
            <text:p>293,0927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342">
            <text:p>96342</text:p>
          </table:table-cell>
          <table:table-cell office:value-type="float" office:value="0">
            <text:p>0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62.373147">
            <text:p>62,3731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736">
            <text:p>94736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111.990393">
            <text:p>111,99039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4127">
            <text:p>104127</text:p>
          </table:table-cell>
          <table:table-cell office:value-type="float" office:value="1.343105">
            <text:p>1,343105</text:p>
          </table:table-cell>
          <table:table-cell office:value-type="float" office:value="723">
            <text:p>723</text:p>
          </table:table-cell>
          <table:table-cell office:value-type="float" office:value="5.490196">
            <text:p>5,490196</text:p>
          </table:table-cell>
          <table:table-cell office:value-type="float" office:value="218.570544">
            <text:p>218,5705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56">
            <text:p>98356</text:p>
          </table:table-cell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32.824006">
            <text:p>32,8240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363">
            <text:p>97363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46.51196">
            <text:p>46,5119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507">
            <text:p>100507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57.042248">
            <text:p>57,0422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376">
            <text:p>100376</text:p>
          </table:table-cell>
          <table:table-cell office:value-type="float" office:value="0">
            <text:p>0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20.187185">
            <text:p>20,1871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228">
            <text:p>104228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21.968323">
            <text:p>21,9683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49">
            <text:p>98349</text:p>
          </table:table-cell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22.203901">
            <text:p>22,2039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165">
            <text:p>98165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31.560548">
            <text:p>31,5605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947">
            <text:p>97947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90.672031">
            <text:p>90,67203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757">
            <text:p>97757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82.382235">
            <text:p>82,3822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784">
            <text:p>98784</text:p>
          </table:table-cell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  <table:table-cell office:value-type="float" office:value="0">
            <text:p>0</text:p>
          </table:table-cell>
          <table:table-cell office:value-type="float" office:value="29.441232">
            <text:p>29,44123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312">
            <text:p>97312</text:p>
          </table:table-cell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office:value-type="float" office:value="41.844428">
            <text:p>41,8444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532">
            <text:p>90532</text:p>
          </table:table-cell>
          <table:table-cell office:value-type="float" office:value="0">
            <text:p>0</text:p>
          </table:table-cell>
          <table:table-cell office:value-type="float" office:value="1044">
            <text:p>1044</text:p>
          </table:table-cell>
          <table:table-cell office:value-type="float" office:value="0">
            <text:p>0</text:p>
          </table:table-cell>
          <table:table-cell office:value-type="float" office:value="36.918616">
            <text:p>36,91861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76">
            <text:p>100076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51.075498">
            <text:p>51,07549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576">
            <text:p>97576</text:p>
          </table:table-cell>
          <table:table-cell office:value-type="float" office:value="4.3749866">
            <text:p>4,3749866</text:p>
          </table:table-cell>
          <table:table-cell office:value-type="float" office:value="923">
            <text:p>923</text:p>
          </table:table-cell>
          <table:table-cell office:value-type="float" office:value="5.7201223">
            <text:p>5,7201223</text:p>
          </table:table-cell>
          <table:table-cell office:value-type="float" office:value="271.746916">
            <text:p>271,74691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755">
            <text:p>93755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office:value-type="float" office:value="51.521723">
            <text:p>51,5217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746">
            <text:p>96746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0">
            <text:p>0</text:p>
          </table:table-cell>
          <table:table-cell office:value-type="float" office:value="50.237242">
            <text:p>50,2372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200">
            <text:p>97200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office:value-type="float" office:value="39.342724">
            <text:p>39,3427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738">
            <text:p>99738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43.188275">
            <text:p>43,1882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983">
            <text:p>98983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49.887467">
            <text:p>49,8874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749">
            <text:p>99749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60.801263">
            <text:p>60,80126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609">
            <text:p>93609</text:p>
          </table:table-cell>
          <table:table-cell office:value-type="float" office:value="4.440527">
            <text:p>4,440527</text:p>
          </table:table-cell>
          <table:table-cell office:value-type="float" office:value="195">
            <text:p>195</text:p>
          </table:table-cell>
          <table:table-cell office:value-type="float" office:value="36.893204">
            <text:p>36,893204</text:p>
          </table:table-cell>
          <table:table-cell office:value-type="float" office:value="776.372256">
            <text:p>776,3722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704">
            <text:p>101704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">
            <text:p>0</text:p>
          </table:table-cell>
          <table:table-cell office:value-type="float" office:value="21.206197">
            <text:p>21,20619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173">
            <text:p>97173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58.005241">
            <text:p>58,0052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736">
            <text:p>94736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6.039006">
            <text:p>16,03900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695">
            <text:p>95695</text:p>
          </table:table-cell>
          <table:table-cell office:value-type="float" office:value="2.506561">
            <text:p>2,506561</text:p>
          </table:table-cell>
          <table:table-cell office:value-type="float" office:value="726">
            <text:p>726</text:p>
          </table:table-cell>
          <table:table-cell office:value-type="float" office:value="5.958549">
            <text:p>5,958549</text:p>
          </table:table-cell>
          <table:table-cell office:value-type="float" office:value="57.518854">
            <text:p>57,5188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120">
            <text:p>98120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0">
            <text:p>0</text:p>
          </table:table-cell>
          <table:table-cell office:value-type="float" office:value="18.355138">
            <text:p>18,3551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869">
            <text:p>92869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69.524503">
            <text:p>69,5245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838">
            <text:p>100838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19.161752">
            <text:p>19,1617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976">
            <text:p>101976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37.780199">
            <text:p>37,7801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447">
            <text:p>100447</text:p>
          </table:table-cell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26.832672">
            <text:p>26,8326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212">
            <text:p>97212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63.62976">
            <text:p>63,629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952">
            <text:p>100952</text:p>
          </table:table-cell>
          <table:table-cell office:value-type="float" office:value="0">
            <text:p>0</text:p>
          </table:table-cell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office:value-type="float" office:value="24.632269">
            <text:p>24,6322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378">
            <text:p>91378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26.788811">
            <text:p>26,78881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241">
            <text:p>100241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office:value-type="float" office:value="45.943718">
            <text:p>45,94371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4819">
            <text:p>94819</text:p>
          </table:table-cell>
          <table:table-cell office:value-type="float" office:value="1.9570103">
            <text:p>1,9570103</text:p>
          </table:table-cell>
          <table:table-cell office:value-type="float" office:value="753">
            <text:p>753</text:p>
          </table:table-cell>
          <table:table-cell office:value-type="float" office:value="3.5851471">
            <text:p>3,5851471</text:p>
          </table:table-cell>
          <table:table-cell office:value-type="float" office:value="109.42702">
            <text:p>109,4270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648">
            <text:p>97648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office:value-type="float" office:value="15.465525">
            <text:p>15,4655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365">
            <text:p>94365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16.751267">
            <text:p>16,7512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919">
            <text:p>93919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18.621516">
            <text:p>18,62151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643">
            <text:p>97643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12.23187">
            <text:p>12,231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830">
            <text:p>103830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12.772243">
            <text:p>12,7722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600">
            <text:p>98600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20.365148">
            <text:p>20,3651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104">
            <text:p>98104</text:p>
          </table:table-cell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19.008029">
            <text:p>19,00802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417">
            <text:p>98417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13.001818">
            <text:p>13,0018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216">
            <text:p>103216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17.601044">
            <text:p>17,6010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843">
            <text:p>98843</text:p>
          </table:table-cell>
          <table:table-cell office:value-type="float" office:value="0">
            <text:p>0</text:p>
          </table:table-cell>
          <table:table-cell office:value-type="float" office:value="981">
            <text:p>981</text:p>
          </table:table-cell>
          <table:table-cell office:value-type="float" office:value="0">
            <text:p>0</text:p>
          </table:table-cell>
          <table:table-cell office:value-type="float" office:value="10.874681">
            <text:p>10,8746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356">
            <text:p>97356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16.468261">
            <text:p>16,468261</text:p>
          </table:table-cell>
          <table:table-cell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test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772">
            <text:p>95772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248.375831">
            <text:p>248,37583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920">
            <text:p>97920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0">
            <text:p>0</text:p>
          </table:table-cell>
          <table:table-cell office:value-type="float" office:value="38.278782">
            <text:p>38,2787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316">
            <text:p>94316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72.680483">
            <text:p>72,6804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197">
            <text:p>92197</text:p>
          </table:table-cell>
          <table:table-cell office:value-type="float" office:value="0">
            <text:p>0</text:p>
          </table:table-cell>
          <table:table-cell office:value-type="float" office:value="990">
            <text:p>990</text:p>
          </table:table-cell>
          <table:table-cell office:value-type="float" office:value="0">
            <text:p>0</text:p>
          </table:table-cell>
          <table:table-cell office:value-type="float" office:value="45.876973">
            <text:p>45,8769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739">
            <text:p>96739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54.330464">
            <text:p>54,3304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100">
            <text:p>98100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0">
            <text:p>0</text:p>
          </table:table-cell>
          <table:table-cell office:value-type="float" office:value="79.89803">
            <text:p>79,898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049">
            <text:p>95049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43.072341">
            <text:p>43,0723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73">
            <text:p>100073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48.890362">
            <text:p>48,8903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206">
            <text:p>103206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86.372511">
            <text:p>86,37251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382">
            <text:p>94382</text:p>
          </table:table-cell>
          <table:table-cell office:value-type="float" office:value="0">
            <text:p>0</text:p>
          </table:table-cell>
          <table:table-cell office:value-type="float" office:value="984">
            <text:p>984</text:p>
          </table:table-cell>
          <table:table-cell office:value-type="float" office:value="0">
            <text:p>0</text:p>
          </table:table-cell>
          <table:table-cell office:value-type="float" office:value="39.740812">
            <text:p>39,7408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982">
            <text:p>100982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office:value-type="float" office:value="42.522533">
            <text:p>42,5225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251">
            <text:p>96251</text:p>
          </table:table-cell>
          <table:table-cell office:value-type="float" office:value="0">
            <text:p>0</text:p>
          </table:table-cell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57.702503">
            <text:p>57,7025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51">
            <text:p>98351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34.536362">
            <text:p>34,5363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292">
            <text:p>91292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0">
            <text:p>0</text:p>
          </table:table-cell>
          <table:table-cell office:value-type="float" office:value="21.729321">
            <text:p>21,72932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761">
            <text:p>102761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15.035884">
            <text:p>15,0358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767">
            <text:p>96767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18.221578">
            <text:p>18,221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994">
            <text:p>103994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51.256238">
            <text:p>51,2562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428">
            <text:p>94428</text:p>
          </table:table-cell>
          <table:table-cell office:value-type="float" office:value="0">
            <text:p>0</text:p>
          </table:table-cell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59.742418">
            <text:p>59,74241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9682">
            <text:p>99682</text:p>
          </table:table-cell>
          <table:table-cell office:value-type="float" office:value="3.338102">
            <text:p>3,338102</text:p>
          </table:table-cell>
          <table:table-cell office:value-type="float" office:value="634">
            <text:p>634</text:p>
          </table:table-cell>
          <table:table-cell office:value-type="float" office:value="10.325318">
            <text:p>10,325318</text:p>
          </table:table-cell>
          <table:table-cell office:value-type="float" office:value="242.748198">
            <text:p>242,74819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977">
            <text:p>90977</text:p>
          </table:table-cell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office:value-type="float" office:value="25.625535">
            <text:p>25,6255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258">
            <text:p>93258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  <table:table-cell office:value-type="float" office:value="17.205288">
            <text:p>17,20528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489">
            <text:p>96489</text:p>
          </table:table-cell>
          <table:table-cell office:value-type="float" office:value="1.8901994">
            <text:p>1,8901994</text:p>
          </table:table-cell>
          <table:table-cell office:value-type="float" office:value="849">
            <text:p>849</text:p>
          </table:table-cell>
          <table:table-cell office:value-type="float" office:value="3.4129694">
            <text:p>3,4129694</text:p>
          </table:table-cell>
          <table:table-cell office:value-type="float" office:value="72.530251">
            <text:p>72,5302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520">
            <text:p>99520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37.99347">
            <text:p>37,993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091">
            <text:p>97091</text:p>
          </table:table-cell>
          <table:table-cell office:value-type="float" office:value="0">
            <text:p>0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25.190061">
            <text:p>25,1900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205">
            <text:p>97205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45.252012">
            <text:p>45,2520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878">
            <text:p>100878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43.132613">
            <text:p>43,1326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920">
            <text:p>89920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39.318748">
            <text:p>39,3187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312">
            <text:p>97312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42.324319">
            <text:p>42,32431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774">
            <text:p>97774</text:p>
          </table:table-cell>
          <table:table-cell office:value-type="float" office:value="2.4734316">
            <text:p>2,4734316</text:p>
          </table:table-cell>
          <table:table-cell office:value-type="float" office:value="623">
            <text:p>623</text:p>
          </table:table-cell>
          <table:table-cell office:value-type="float" office:value="7.1535025">
            <text:p>7,1535025</text:p>
          </table:table-cell>
          <table:table-cell office:value-type="float" office:value="144.048473">
            <text:p>144,0484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351">
            <text:p>103351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13.63224">
            <text:p>13,632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521">
            <text:p>99521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office:value-type="float" office:value="16.124113">
            <text:p>16,1241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908">
            <text:p>91908</text:p>
          </table:table-cell>
          <table:table-cell office:value-type="float" office:value="0">
            <text:p>0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18.576661">
            <text:p>18,5766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053">
            <text:p>95053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20.812417">
            <text:p>20,81241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463">
            <text:p>100463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office:value-type="float" office:value="0">
            <text:p>0</text:p>
          </table:table-cell>
          <table:table-cell office:value-type="float" office:value="31.292068">
            <text:p>31,2920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592">
            <text:p>93592</text:p>
          </table:table-cell>
          <table:table-cell office:value-type="float" office:value="0">
            <text:p>0</text:p>
          </table:table-cell>
          <table:table-cell office:value-type="float" office:value="1093">
            <text:p>1093</text:p>
          </table:table-cell>
          <table:table-cell office:value-type="float" office:value="0">
            <text:p>0</text:p>
          </table:table-cell>
          <table:table-cell office:value-type="float" office:value="19.556286">
            <text:p>19,55628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033">
            <text:p>100033</text:p>
          </table:table-cell>
          <table:table-cell office:value-type="float" office:value="1.5017301">
            <text:p>1,5017301</text:p>
          </table:table-cell>
          <table:table-cell office:value-type="float" office:value="549">
            <text:p>549</text:p>
          </table:table-cell>
          <table:table-cell office:value-type="float" office:value="9.405941">
            <text:p>9,405941</text:p>
          </table:table-cell>
          <table:table-cell office:value-type="float" office:value="203.987779">
            <text:p>203,9877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489">
            <text:p>96489</text:p>
          </table:table-cell>
          <table:table-cell office:value-type="float" office:value="0">
            <text:p>0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34.734928">
            <text:p>34,7349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254">
            <text:p>100254</text:p>
          </table:table-cell>
          <table:table-cell office:value-type="float" office:value="0">
            <text:p>0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18.536082">
            <text:p>18,5360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143">
            <text:p>100143</text:p>
          </table:table-cell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19.068638">
            <text:p>19,0686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731">
            <text:p>93731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37.518187">
            <text:p>37,5181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641">
            <text:p>99641</text:p>
          </table:table-cell>
          <table:table-cell office:value-type="float" office:value="0">
            <text:p>0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19.640865">
            <text:p>19,6408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549">
            <text:p>99549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office:value-type="float" office:value="29.256133">
            <text:p>29,2561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71">
            <text:p>98371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20.911875">
            <text:p>20,9118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513">
            <text:p>97513</text:p>
          </table:table-cell>
          <table:table-cell office:value-type="float" office:value="0">
            <text:p>0</text:p>
          </table:table-cell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21.9626">
            <text:p>21,962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594">
            <text:p>89594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0">
            <text:p>0</text:p>
          </table:table-cell>
          <table:table-cell office:value-type="float" office:value="26.299803">
            <text:p>26,2998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118">
            <text:p>98118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22.565558">
            <text:p>22,5655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755">
            <text:p>94755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22.645388">
            <text:p>22,64538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570">
            <text:p>101570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16.993311">
            <text:p>16,99331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533">
            <text:p>100533</text:p>
          </table:table-cell>
          <table:table-cell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float" office:value="14.467568">
            <text:p>14,4675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245">
            <text:p>93245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office:value-type="float" office:value="17.701735">
            <text:p>17,7017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395">
            <text:p>101395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14.132178">
            <text:p>14,1321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182">
            <text:p>103182</text:p>
          </table:table-cell>
          <table:table-cell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11.015767">
            <text:p>11,0157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751">
            <text:p>101751</text:p>
          </table:table-cell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11.196243">
            <text:p>11,19624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9353">
            <text:p>99353</text:p>
          </table:table-cell>
          <table:table-cell office:value-type="float" office:value="2.0543795">
            <text:p>2,0543795</text:p>
          </table:table-cell>
          <table:table-cell office:value-type="float" office:value="700">
            <text:p>700</text:p>
          </table:table-cell>
          <table:table-cell office:value-type="float" office:value="4.371585">
            <text:p>4,371585</text:p>
          </table:table-cell>
          <table:table-cell office:value-type="float" office:value="40.816678">
            <text:p>40,8166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502">
            <text:p>99502</text:p>
          </table:table-cell>
          <table:table-cell office:value-type="float" office:value="0">
            <text:p>0</text:p>
          </table:table-cell>
          <table:table-cell office:value-type="float" office:value="892">
            <text:p>892</text:p>
          </table:table-cell>
          <table:table-cell office:value-type="float" office:value="0">
            <text:p>0</text:p>
          </table:table-cell>
          <table:table-cell office:value-type="float" office:value="10.719772">
            <text:p>10,7197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998">
            <text:p>96998</text:p>
          </table:table-cell>
          <table:table-cell office:value-type="float" office:value="0">
            <text:p>0</text:p>
          </table:table-cell>
          <table:table-cell office:value-type="float" office:value="852">
            <text:p>852</text:p>
          </table:table-cell>
          <table:table-cell office:value-type="float" office:value="0">
            <text:p>0</text:p>
          </table:table-cell>
          <table:table-cell office:value-type="float" office:value="13.61499">
            <text:p>13,614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299">
            <text:p>98299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16.687188">
            <text:p>16,68718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672">
            <text:p>91672</text:p>
          </table:table-cell>
          <table:table-cell office:value-type="float" office:value="0">
            <text:p>0</text:p>
          </table:table-cell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office:value-type="float" office:value="11.951319">
            <text:p>11,9513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207">
            <text:p>96207</text:p>
          </table:table-cell>
          <table:table-cell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10.719003">
            <text:p>10,7190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117">
            <text:p>102117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13.076704">
            <text:p>13,07670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201">
            <text:p>101201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11.21587">
            <text:p>11,215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664">
            <text:p>95664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11.75024">
            <text:p>11,750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806">
            <text:p>98806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office:value-type="float" office:value="14.092299">
            <text:p>14,0922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265">
            <text:p>95265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11.205602">
            <text:p>11,20560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21">
            <text:p>100021</text:p>
          </table:table-cell>
          <table:table-cell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13.613033">
            <text:p>13,6130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791">
            <text:p>96791</text:p>
          </table:table-cell>
          <table:table-cell office:value-type="float" office:value="0">
            <text:p>0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office:value-type="float" office:value="11.528347">
            <text:p>11,5283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962">
            <text:p>96962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13.040318">
            <text:p>13,0403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228">
            <text:p>99228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13.343507">
            <text:p>13,34350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337">
            <text:p>101337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12.544777">
            <text:p>12,5447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434">
            <text:p>99434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11.576261">
            <text:p>11,5762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806">
            <text:p>96806</text:p>
          </table:table-cell>
          <table:table-cell office:value-type="float" office:value="0">
            <text:p>0</text:p>
          </table:table-cell>
          <table:table-cell office:value-type="float" office:value="852">
            <text:p>852</text:p>
          </table:table-cell>
          <table:table-cell office:value-type="float" office:value="0">
            <text:p>0</text:p>
          </table:table-cell>
          <table:table-cell office:value-type="float" office:value="11.653717">
            <text:p>11,65371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672">
            <text:p>94672</text:p>
          </table:table-cell>
          <table:table-cell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14.036912">
            <text:p>14,0369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482">
            <text:p>100482</text:p>
          </table:table-cell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12.133611">
            <text:p>12,13361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979">
            <text:p>95979</text:p>
          </table:table-cell>
          <table:table-cell office:value-type="float" office:value="0">
            <text:p>0</text:p>
          </table:table-cell>
          <table:table-cell office:value-type="float" office:value="852">
            <text:p>852</text:p>
          </table:table-cell>
          <table:table-cell office:value-type="float" office:value="0">
            <text:p>0</text:p>
          </table:table-cell>
          <table:table-cell office:value-type="float" office:value="13.055611">
            <text:p>13,05561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063">
            <text:p>97063</text:p>
          </table:table-cell>
          <table:table-cell office:value-type="float" office:value="0">
            <text:p>0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11.619076">
            <text:p>11,6190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959">
            <text:p>97959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office:value-type="float" office:value="22.527842">
            <text:p>22,5278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020">
            <text:p>91020</text:p>
          </table:table-cell>
          <table:table-cell office:value-type="float" office:value="0">
            <text:p>0</text:p>
          </table:table-cell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11.117249">
            <text:p>11,1172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504">
            <text:p>97504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13.740498">
            <text:p>13,74049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863">
            <text:p>91863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office:value-type="float" office:value="11.379093">
            <text:p>11,3790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658">
            <text:p>96658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12.252275">
            <text:p>12,2522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774">
            <text:p>93774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office:value-type="float" office:value="13.553108">
            <text:p>13,55310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377">
            <text:p>96377</text:p>
          </table:table-cell>
          <table:table-cell office:value-type="float" office:value="0">
            <text:p>0</text:p>
          </table:table-cell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office:value-type="float" office:value="19.329363">
            <text:p>19,3293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250">
            <text:p>88250</text:p>
          </table:table-cell>
          <table:table-cell office:value-type="float" office:value="0">
            <text:p>0</text:p>
          </table:table-cell>
          <table:table-cell office:value-type="float" office:value="979">
            <text:p>979</text:p>
          </table:table-cell>
          <table:table-cell office:value-type="float" office:value="0">
            <text:p>0</text:p>
          </table:table-cell>
          <table:table-cell office:value-type="float" office:value="13.434793">
            <text:p>13,4347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527">
            <text:p>94527</text:p>
          </table:table-cell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office:value-type="float" office:value="0">
            <text:p>0</text:p>
          </table:table-cell>
          <table:table-cell office:value-type="float" office:value="17.125874">
            <text:p>17,1258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332">
            <text:p>88332</text:p>
          </table:table-cell>
          <table:table-cell office:value-type="float" office:value="0">
            <text:p>0</text:p>
          </table:table-cell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office:value-type="float" office:value="21.835555">
            <text:p>21,8355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600">
            <text:p>95600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14.377678">
            <text:p>14,3776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254">
            <text:p>96254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0">
            <text:p>0</text:p>
          </table:table-cell>
          <table:table-cell office:value-type="float" office:value="14.921689">
            <text:p>14,92168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836">
            <text:p>94836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63.501041">
            <text:p>63,5010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369">
            <text:p>95369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0">
            <text:p>0</text:p>
          </table:table-cell>
          <table:table-cell office:value-type="float" office:value="64.593041">
            <text:p>64,5930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544">
            <text:p>96544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49.642647">
            <text:p>49,6426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918">
            <text:p>95918</text:p>
          </table:table-cell>
          <table:table-cell office:value-type="float" office:value="0">
            <text:p>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office:value-type="float" office:value="22.88928">
            <text:p>22,889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781">
            <text:p>99781</text:p>
          </table:table-cell>
          <table:table-cell office:value-type="float" office:value="0">
            <text:p>0</text:p>
          </table:table-cell>
          <table:table-cell office:value-type="float" office:value="941">
            <text:p>941</text:p>
          </table:table-cell>
          <table:table-cell office:value-type="float" office:value="0">
            <text:p>0</text:p>
          </table:table-cell>
          <table:table-cell office:value-type="float" office:value="18.276267">
            <text:p>18,2762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841">
            <text:p>100841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18.8626">
            <text:p>18,862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064">
            <text:p>99064</text:p>
          </table:table-cell>
          <table:table-cell office:value-type="float" office:value="0">
            <text:p>0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  <table:table-cell office:value-type="float" office:value="22.260622">
            <text:p>22,26062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718">
            <text:p>95718</text:p>
          </table:table-cell>
          <table:table-cell office:value-type="float" office:value="0">
            <text:p>0</text:p>
          </table:table-cell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18.135322">
            <text:p>18,13532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723">
            <text:p>99723</text:p>
          </table:table-cell>
          <table:table-cell office:value-type="float" office:value="0">
            <text:p>0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17.111836">
            <text:p>17,1118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747">
            <text:p>100747</text:p>
          </table:table-cell>
          <table:table-cell office:value-type="float" office:value="0">
            <text:p>0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  <table:table-cell office:value-type="float" office:value="35.776991">
            <text:p>35,77699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464">
            <text:p>94464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0">
            <text:p>0</text:p>
          </table:table-cell>
          <table:table-cell office:value-type="float" office:value="18.953956">
            <text:p>18,9539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848">
            <text:p>97848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21.455816">
            <text:p>21,45581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050">
            <text:p>96050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17.634406">
            <text:p>17,6344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909">
            <text:p>94909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14.614097">
            <text:p>14,61409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11">
            <text:p>98311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15.043565">
            <text:p>15,0435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263">
            <text:p>101263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13.277923">
            <text:p>13,2779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479">
            <text:p>91479</text:p>
          </table:table-cell>
          <table:table-cell office:value-type="float" office:value="0">
            <text:p>0</text:p>
          </table:table-cell>
          <table:table-cell office:value-type="float" office:value="867">
            <text:p>867</text:p>
          </table:table-cell>
          <table:table-cell office:value-type="float" office:value="0">
            <text:p>0</text:p>
          </table:table-cell>
          <table:table-cell office:value-type="float" office:value="12.909013">
            <text:p>12,9090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867">
            <text:p>93867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12.390423">
            <text:p>12,3904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072">
            <text:p>101072</text:p>
          </table:table-cell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float" office:value="0">
            <text:p>0</text:p>
          </table:table-cell>
          <table:table-cell office:value-type="float" office:value="16.772328">
            <text:p>16,77232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155">
            <text:p>97155</text:p>
          </table:table-cell>
          <table:table-cell office:value-type="float" office:value="1.8342854">
            <text:p>1,8342854</text:p>
          </table:table-cell>
          <table:table-cell office:value-type="float" office:value="971">
            <text:p>971</text:p>
          </table:table-cell>
          <table:table-cell office:value-type="float" office:value="2.2155085">
            <text:p>2,2155085</text:p>
          </table:table-cell>
          <table:table-cell office:value-type="float" office:value="42.923226">
            <text:p>42,92322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142">
            <text:p>98142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12.413753">
            <text:p>12,4137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876">
            <text:p>93876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16.289501">
            <text:p>16,2895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484">
            <text:p>99484</text:p>
          </table:table-cell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19.987148">
            <text:p>19,9871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191">
            <text:p>100191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11.332089">
            <text:p>11,33208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226">
            <text:p>95226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21.918597">
            <text:p>21,91859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692">
            <text:p>97692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0">
            <text:p>0</text:p>
          </table:table-cell>
          <table:table-cell office:value-type="float" office:value="11.427355">
            <text:p>11,4273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034">
            <text:p>93034</text:p>
          </table:table-cell>
          <table:table-cell office:value-type="float" office:value="0">
            <text:p>0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16.511183">
            <text:p>16,5111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388">
            <text:p>101388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11.638352">
            <text:p>11,6383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667">
            <text:p>101667</text:p>
          </table:table-cell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office:value-type="float" office:value="11.116482">
            <text:p>11,1164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528">
            <text:p>100528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11.600285">
            <text:p>11,6002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271">
            <text:p>98271</text:p>
          </table:table-cell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float" office:value="0">
            <text:p>0</text:p>
          </table:table-cell>
          <table:table-cell office:value-type="float" office:value="14.339195">
            <text:p>14,3391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722">
            <text:p>101722</text:p>
          </table:table-cell>
          <table:table-cell office:value-type="float" office:value="0">
            <text:p>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13.089486">
            <text:p>13,0894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078">
            <text:p>89078</text:p>
          </table:table-cell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15.418973">
            <text:p>15,41897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019">
            <text:p>86019</text:p>
          </table:table-cell>
          <table:table-cell office:value-type="float" office:value="2.2222486">
            <text:p>2,2222486</text:p>
          </table:table-cell>
          <table:table-cell office:value-type="float" office:value="864">
            <text:p>864</text:p>
          </table:table-cell>
          <table:table-cell office:value-type="float" office:value="3.1390135">
            <text:p>3,1390135</text:p>
          </table:table-cell>
          <table:table-cell office:value-type="float" office:value="64.493164">
            <text:p>64,4931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761">
            <text:p>97761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4.871821">
            <text:p>14,87182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921">
            <text:p>97921</text:p>
          </table:table-cell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14.321594">
            <text:p>14,32159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360">
            <text:p>101360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19.376159">
            <text:p>19,3761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261">
            <text:p>100261</text:p>
          </table:table-cell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16.495328">
            <text:p>16,4953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156">
            <text:p>95156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15.91584">
            <text:p>15,915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201">
            <text:p>103201</text:p>
          </table:table-cell>
          <table:table-cell office:value-type="float" office:value="0">
            <text:p>0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18.350021">
            <text:p>18,35002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960">
            <text:p>97960</text:p>
          </table:table-cell>
          <table:table-cell office:value-type="float" office:value="0">
            <text:p>0</text:p>
          </table:table-cell>
          <table:table-cell office:value-type="float" office:value="971">
            <text:p>971</text:p>
          </table:table-cell>
          <table:table-cell office:value-type="float" office:value="0">
            <text:p>0</text:p>
          </table:table-cell>
          <table:table-cell office:value-type="float" office:value="13.320248">
            <text:p>13,3202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986">
            <text:p>100986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18.690159">
            <text:p>18,6901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972">
            <text:p>101972</text:p>
          </table:table-cell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14.768591">
            <text:p>14,76859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610">
            <text:p>98610</text:p>
          </table:table-cell>
          <table:table-cell office:value-type="float" office:value="0">
            <text:p>0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25.032005">
            <text:p>25,03200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292">
            <text:p>101292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office:value-type="float" office:value="14.007789">
            <text:p>14,00778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982">
            <text:p>92982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20.150512">
            <text:p>20,1505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510">
            <text:p>97510</text:p>
          </table:table-cell>
          <table:table-cell office:value-type="float" office:value="0">
            <text:p>0</text:p>
          </table:table-cell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office:value-type="float" office:value="13.919924">
            <text:p>13,9199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982">
            <text:p>98982</text:p>
          </table:table-cell>
          <table:table-cell office:value-type="float" office:value="0">
            <text:p>0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  <table:table-cell office:value-type="float" office:value="16.993593">
            <text:p>16,9935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641">
            <text:p>88641</text:p>
          </table:table-cell>
          <table:table-cell office:value-type="float" office:value="0">
            <text:p>0</text:p>
          </table:table-cell>
          <table:table-cell office:value-type="float" office:value="997">
            <text:p>997</text:p>
          </table:table-cell>
          <table:table-cell office:value-type="float" office:value="0">
            <text:p>0</text:p>
          </table:table-cell>
          <table:table-cell office:value-type="float" office:value="13.618899">
            <text:p>13,6188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501">
            <text:p>96501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float" office:value="19.621379">
            <text:p>19,6213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340">
            <text:p>95340</text:p>
          </table:table-cell>
          <table:table-cell office:value-type="float" office:value="0">
            <text:p>0</text:p>
          </table:table-cell>
          <table:table-cell office:value-type="float" office:value="953">
            <text:p>953</text:p>
          </table:table-cell>
          <table:table-cell office:value-type="float" office:value="0">
            <text:p>0</text:p>
          </table:table-cell>
          <table:table-cell office:value-type="float" office:value="13.321228">
            <text:p>13,3212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332">
            <text:p>96332</text:p>
          </table:table-cell>
          <table:table-cell office:value-type="float" office:value="0">
            <text:p>0</text:p>
          </table:table-cell>
          <table:table-cell office:value-type="float" office:value="921">
            <text:p>921</text:p>
          </table:table-cell>
          <table:table-cell office:value-type="float" office:value="0">
            <text:p>0</text:p>
          </table:table-cell>
          <table:table-cell office:value-type="float" office:value="22.589304">
            <text:p>22,58930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000">
            <text:p>98000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36.562729">
            <text:p>36,56272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214">
            <text:p>99214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22.538457">
            <text:p>22,5384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261">
            <text:p>98261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45.326746">
            <text:p>45,3267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878">
            <text:p>94878</text:p>
          </table:table-cell>
          <table:table-cell office:value-type="float" office:value="0">
            <text:p>0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office:value-type="float" office:value="15.998534">
            <text:p>15,9985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22">
            <text:p>100022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16.977109">
            <text:p>16,9771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096">
            <text:p>101096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12.221892">
            <text:p>12,22189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278">
            <text:p>103278</text:p>
          </table:table-cell>
          <table:table-cell office:value-type="float" office:value="0">
            <text:p>0</text:p>
          </table:table-cell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office:value-type="float" office:value="12.266593">
            <text:p>12,2665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733">
            <text:p>98733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float" office:value="26.387596">
            <text:p>26,38759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387">
            <text:p>102387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25.566447">
            <text:p>25,5664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478">
            <text:p>99478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  <table:table-cell office:value-type="float" office:value="15.425538">
            <text:p>15,4255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473">
            <text:p>95473</text:p>
          </table:table-cell>
          <table:table-cell office:value-type="float" office:value="0">
            <text:p>0</text:p>
          </table:table-cell>
          <table:table-cell office:value-type="float" office:value="906">
            <text:p>906</text:p>
          </table:table-cell>
          <table:table-cell office:value-type="float" office:value="0">
            <text:p>0</text:p>
          </table:table-cell>
          <table:table-cell office:value-type="float" office:value="14.913518">
            <text:p>14,9135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178">
            <text:p>95178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38.356027">
            <text:p>38,35602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774">
            <text:p>101774</text:p>
          </table:table-cell>
          <table:table-cell office:value-type="float" office:value="3.8361866">
            <text:p>3,8361866</text:p>
          </table:table-cell>
          <table:table-cell office:value-type="float" office:value="312">
            <text:p>312</text:p>
          </table:table-cell>
          <table:table-cell office:value-type="float" office:value="21.60804">
            <text:p>21,60804</text:p>
          </table:table-cell>
          <table:table-cell office:value-type="float" office:value="199.390688">
            <text:p>199,39068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529">
            <text:p>91529</text:p>
          </table:table-cell>
          <table:table-cell office:value-type="float" office:value="0">
            <text:p>0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11.736758">
            <text:p>11,73675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132">
            <text:p>97132</text:p>
          </table:table-cell>
          <table:table-cell office:value-type="float" office:value="3.8933814">
            <text:p>3,8933814</text:p>
          </table:table-cell>
          <table:table-cell office:value-type="float" office:value="683">
            <text:p>683</text:p>
          </table:table-cell>
          <table:table-cell office:value-type="float" office:value="5.793103">
            <text:p>5,793103</text:p>
          </table:table-cell>
          <table:table-cell office:value-type="float" office:value="100.686912">
            <text:p>100,6869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550">
            <text:p>97550</text:p>
          </table:table-cell>
          <table:table-cell office:value-type="float" office:value="0">
            <text:p>0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11.889576">
            <text:p>11,8895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268">
            <text:p>97268</text:p>
          </table:table-cell>
          <table:table-cell office:value-type="float" office:value="0">
            <text:p>0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16.785809">
            <text:p>16,7858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909">
            <text:p>91909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0">
            <text:p>0</text:p>
          </table:table-cell>
          <table:table-cell office:value-type="float" office:value="11.769797">
            <text:p>11,76979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278">
            <text:p>95278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0">
            <text:p>0</text:p>
          </table:table-cell>
          <table:table-cell office:value-type="float" office:value="12.666723">
            <text:p>12,6667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850">
            <text:p>10085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4.384524">
            <text:p>14,3845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783">
            <text:p>98783</text:p>
          </table:table-cell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11.873934">
            <text:p>11,8739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199">
            <text:p>96199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14.937681">
            <text:p>14,9376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352">
            <text:p>95352</text:p>
          </table:table-cell>
          <table:table-cell office:value-type="float" office:value="0">
            <text:p>0</text:p>
          </table:table-cell>
          <table:table-cell office:value-type="float" office:value="862">
            <text:p>862</text:p>
          </table:table-cell>
          <table:table-cell office:value-type="float" office:value="0">
            <text:p>0</text:p>
          </table:table-cell>
          <table:table-cell office:value-type="float" office:value="13.458611">
            <text:p>13,45861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08">
            <text:p>98308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0">
            <text:p>0</text:p>
          </table:table-cell>
          <table:table-cell office:value-type="float" office:value="13.256551">
            <text:p>13,2565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859">
            <text:p>94859</text:p>
          </table:table-cell>
          <table:table-cell office:value-type="float" office:value="0">
            <text:p>0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19.261685">
            <text:p>19,2616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251">
            <text:p>98251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42.007579">
            <text:p>42,0075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889">
            <text:p>96889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30.88949">
            <text:p>30,889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041">
            <text:p>96041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45.513086">
            <text:p>45,5130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772">
            <text:p>94772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15.307713">
            <text:p>15,3077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639">
            <text:p>94639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17.075308">
            <text:p>17,07530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505">
            <text:p>96505</text:p>
          </table:table-cell>
          <table:table-cell office:value-type="float" office:value="0">
            <text:p>0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17.499676">
            <text:p>17,4996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799">
            <text:p>95799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22.651184">
            <text:p>22,6511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15">
            <text:p>100015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15.275237">
            <text:p>15,2752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873">
            <text:p>96873</text:p>
          </table:table-cell>
          <table:table-cell office:value-type="float" office:value="0">
            <text:p>0</text:p>
          </table:table-cell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12.091913">
            <text:p>12,0919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949">
            <text:p>94949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14.268304">
            <text:p>14,26830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470">
            <text:p>98470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19.184509">
            <text:p>19,1845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704">
            <text:p>94704</text:p>
          </table:table-cell>
          <table:table-cell office:value-type="float" office:value="0">
            <text:p>0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12.082555">
            <text:p>12,0825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164">
            <text:p>97164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office:value-type="float" office:value="13.116446">
            <text:p>13,1164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494">
            <text:p>100494</text:p>
          </table:table-cell>
          <table:table-cell office:value-type="float" office:value="0">
            <text:p>0</text:p>
          </table:table-cell>
          <table:table-cell office:value-type="float" office:value="862">
            <text:p>862</text:p>
          </table:table-cell>
          <table:table-cell office:value-type="float" office:value="0">
            <text:p>0</text:p>
          </table:table-cell>
          <table:table-cell office:value-type="float" office:value="11.815614">
            <text:p>11,81561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975">
            <text:p>94975</text:p>
          </table:table-cell>
          <table:table-cell office:value-type="float" office:value="0">
            <text:p>0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11.976741">
            <text:p>11,9767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155">
            <text:p>95155</text:p>
          </table:table-cell>
          <table:table-cell office:value-type="float" office:value="0">
            <text:p>0</text:p>
          </table:table-cell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office:value-type="float" office:value="15.399279">
            <text:p>15,3992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209">
            <text:p>92209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0">
            <text:p>0</text:p>
          </table:table-cell>
          <table:table-cell office:value-type="float" office:value="13.068603">
            <text:p>13,0686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067">
            <text:p>86067</text:p>
          </table:table-cell>
          <table:table-cell office:value-type="float" office:value="0">
            <text:p>0</text:p>
          </table:table-cell>
          <table:table-cell office:value-type="float" office:value="977">
            <text:p>977</text:p>
          </table:table-cell>
          <table:table-cell office:value-type="float" office:value="0">
            <text:p>0</text:p>
          </table:table-cell>
          <table:table-cell office:value-type="float" office:value="11.760717">
            <text:p>11,76071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113">
            <text:p>92113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12.047772">
            <text:p>12,0477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213">
            <text:p>96213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18.975538">
            <text:p>18,9755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808">
            <text:p>98808</text:p>
          </table:table-cell>
          <table:table-cell office:value-type="float" office:value="0">
            <text:p>0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15.531212">
            <text:p>15,5312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220">
            <text:p>98220</text:p>
          </table:table-cell>
          <table:table-cell office:value-type="float" office:value="0">
            <text:p>0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office:value-type="float" office:value="16.36556">
            <text:p>16,365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911">
            <text:p>100911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15.192262">
            <text:p>15,1922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60">
            <text:p>98360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12.046165">
            <text:p>12,04616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1441">
            <text:p>101441</text:p>
          </table:table-cell>
          <table:table-cell office:value-type="float" office:value="1.8678262">
            <text:p>1,8678262</text:p>
          </table:table-cell>
          <table:table-cell office:value-type="float" office:value="506">
            <text:p>506</text:p>
          </table:table-cell>
          <table:table-cell office:value-type="float" office:value="6.296296">
            <text:p>6,296296</text:p>
          </table:table-cell>
          <table:table-cell office:value-type="float" office:value="42.855269">
            <text:p>42,8552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944">
            <text:p>101944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12.063558">
            <text:p>12,0635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408">
            <text:p>95408</text:p>
          </table:table-cell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0">
            <text:p>0</text:p>
          </table:table-cell>
          <table:table-cell office:value-type="float" office:value="17.14173">
            <text:p>17,141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083">
            <text:p>98083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office:value-type="float" office:value="14.714604">
            <text:p>14,71460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231">
            <text:p>8923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2.964116">
            <text:p>12,96411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019">
            <text:p>99019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  <table:table-cell office:value-type="float" office:value="10.888443">
            <text:p>10,8884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627">
            <text:p>95627</text:p>
          </table:table-cell>
          <table:table-cell office:value-type="float" office:value="0">
            <text:p>0</text:p>
          </table:table-cell>
          <table:table-cell office:value-type="float" office:value="937">
            <text:p>937</text:p>
          </table:table-cell>
          <table:table-cell office:value-type="float" office:value="0">
            <text:p>0</text:p>
          </table:table-cell>
          <table:table-cell office:value-type="float" office:value="20.212395">
            <text:p>20,2123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03">
            <text:p>98303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11.802553">
            <text:p>11,80255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535">
            <text:p>96535</text:p>
          </table:table-cell>
          <table:table-cell office:value-type="float" office:value="3.9631684">
            <text:p>3,9631684</text:p>
          </table:table-cell>
          <table:table-cell office:value-type="float" office:value="612">
            <text:p>612</text:p>
          </table:table-cell>
          <table:table-cell office:value-type="float" office:value="7.2727275">
            <text:p>7,2727275</text:p>
          </table:table-cell>
          <table:table-cell office:value-type="float" office:value="137.069373">
            <text:p>137,0693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937">
            <text:p>95937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17.339527">
            <text:p>17,3395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902">
            <text:p>96902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14.290583">
            <text:p>14,2905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053">
            <text:p>95053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10.820207">
            <text:p>10,820207</text:p>
          </table:table-cell>
          <table:table-cell/>
        </table:table-row>
        <table:table-row table:style-name="ro1">
          <table:table-cell table:formula="of:=AVERAGE([.A209:.A258])" office:value-type="float" office:value="1.4">
            <text:p>1,4</text:p>
          </table:table-cell>
          <table:table-cell table:formula="of:=AVERAGE([.B209:.B258])" office:value-type="float" office:value="96480.96">
            <text:p>96480,96</text:p>
          </table:table-cell>
          <table:table-cell table:formula="of:=AVERAGE([.C209:.C258])" office:value-type="float" office:value="0.271211252">
            <text:p>0,271211252</text:p>
          </table:table-cell>
          <table:table-cell table:formula="of:=AVERAGE([.D209:.D258])" office:value-type="float" office:value="782.98">
            <text:p>782,98</text:p>
          </table:table-cell>
          <table:table-cell table:formula="of:=AVERAGE([.E209:.E258])" office:value-type="float" office:value="0.81940333">
            <text:p>0,81940333</text:p>
          </table:table-cell>
          <table:table-cell table:formula="of:=AVERAGE([.F209:.F258])" office:value-type="float" office:value="24.87520194">
            <text:p>24,87520194</text:p>
          </table:table-cell>
          <table:table-cell office:value-type="string">
            <text:p>MEDIA</text:p>
          </table:table-cell>
        </table:table-row>
        <table:table-row table:style-name="ro1">
          <table:table-cell table:formula="of:=SQRT(VAR([.A59:.A258]))" office:value-type="float" office:value="0.995416632047498">
            <text:p>0,995416632</text:p>
          </table:table-cell>
          <table:table-cell table:formula="of:=SQRT(VAR([.B59:.B258]))" office:value-type="float" office:value="3451.11241056078">
            <text:p>3451,1124105608</text:p>
          </table:table-cell>
          <table:table-cell table:formula="of:=SQRT(VAR([.C59:.C258]))" office:value-type="float" office:value="0.636075108050448">
            <text:p>0,6360751081</text:p>
          </table:table-cell>
          <table:table-cell table:formula="of:=SQRT(VAR([.D59:.D258]))" office:value-type="float" office:value="144.076786827416">
            <text:p>144,0767868274</text:p>
          </table:table-cell>
          <table:table-cell table:formula="of:=SQRT(VAR([.E59:.E258]))" office:value-type="float" office:value="2.06913269888542">
            <text:p>2,0691326989</text:p>
          </table:table-cell>
          <table:table-cell table:formula="of:=SQRT(VAR([.F59:.F258]))" office:value-type="float" office:value="34.2274869419048">
            <text:p>34,2274869419</text:p>
          </table:table-cell>
          <table:table-cell office:value-type="string">
            <text:p>S</text:p>
          </table:table-cell>
        </table:table-row>
        <table:table-row table:style-name="ro1">
          <table:table-cell table:formula="of:=COUNT([.A59:.A258])-COUNTIF([.A59:.A258];1)" office:value-type="float" office:value="11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formula="of:=COUNT([.A267:.A466])-COUNTIF([.A267:.A466];1)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formula="of:=SQRT(VAR([.A267:.A466]))" office:value-type="float" office:value="0.646288203676235">
            <text:p>0,6462882037</text:p>
          </table:table-cell>
          <table:table-cell table:formula="of:=SQRT(VAR([.B267:.B466]))" office:value-type="float" office:value="3592.23539859159">
            <text:p>3592,2353985916</text:p>
          </table:table-cell>
          <table:table-cell table:formula="of:=SQRT(VAR([.C267:.C466]))" office:value-type="float" office:value="0.557598884362655">
            <text:p>0,5575988844</text:p>
          </table:table-cell>
          <table:table-cell table:formula="of:=SQRT(VAR([.D267:.D466]))" office:value-type="float" office:value="155.605700635779">
            <text:p>155,6057006358</text:p>
          </table:table-cell>
          <table:table-cell table:formula="of:=SQRT(VAR([.E267:.E466]))" office:value-type="float" office:value="1.11019036032839">
            <text:p>1,1101903603</text:p>
          </table:table-cell>
          <table:table-cell table:formula="of:=SQRT(VAR([.F267:.F466]))" office:value-type="float" office:value="33.3982273718017">
            <text:p>33,3982273718</text:p>
          </table:table-cell>
          <table:table-cell office:value-type="string">
            <text:p>S</text:p>
          </table:table-cell>
        </table:table-row>
        <table:table-row table:style-name="ro1">
          <table:table-cell table:formula="of:=AVERAGE([.A267:.A466])" office:value-type="float" office:value="1.12">
            <text:p>1,12</text:p>
          </table:table-cell>
          <table:table-cell table:formula="of:=AVERAGE([.B267:.B466])" office:value-type="float" office:value="97444.37">
            <text:p>97444,37</text:p>
          </table:table-cell>
          <table:table-cell table:formula="of:=AVERAGE([.C267:.C466])" office:value-type="float" office:value="0.1084995825">
            <text:p>0,1084995825</text:p>
          </table:table-cell>
          <table:table-cell table:formula="of:=AVERAGE([.D267:.D466])" office:value-type="float" office:value="770.54">
            <text:p>770,54</text:p>
          </table:table-cell>
          <table:table-cell table:formula="of:=AVERAGE([.E267:.E466])" office:value-type="float" office:value="0.205777934">
            <text:p>0,205777934</text:p>
          </table:table-cell>
          <table:table-cell table:formula="of:=AVERAGE([.F267:.F466])" office:value-type="float" office:value="24.949573285">
            <text:p>24,949573285</text:p>
          </table:table-cell>
          <table:table-cell office:value-type="string">
            <text:p>MEDIA</text:p>
          </table:table-cell>
        </table:table-row>
        <table:table-row table:style-name="ro1">
          <table:table-cell office:value-type="string">
            <text:p>test1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8298">
            <text:p>98298</text:p>
          </table:table-cell>
          <table:table-cell office:value-type="float" office:value="3.1588447">
            <text:p>3,1588447</text:p>
          </table:table-cell>
          <table:table-cell office:value-type="float" office:value="596">
            <text:p>596</text:p>
          </table:table-cell>
          <table:table-cell office:value-type="float" office:value="7.7399383">
            <text:p>7,7399383</text:p>
          </table:table-cell>
          <table:table-cell office:value-type="float" office:value="440.315906">
            <text:p>440,3159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237">
            <text:p>97237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office:value-type="float" office:value="32.324842">
            <text:p>32,3248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58">
            <text:p>98358</text:p>
          </table:table-cell>
          <table:table-cell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32.301164">
            <text:p>32,3011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295">
            <text:p>97295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19.401024">
            <text:p>19,4010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99">
            <text:p>98599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43.086308">
            <text:p>43,08630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069">
            <text:p>98069</text:p>
          </table:table-cell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0">
            <text:p>0</text:p>
          </table:table-cell>
          <table:table-cell office:value-type="float" office:value="40.532136">
            <text:p>40,5321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228">
            <text:p>99228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office:value-type="float" office:value="27.094899">
            <text:p>27,0948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215">
            <text:p>101215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26.005205">
            <text:p>26,00520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014">
            <text:p>99014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float" office:value="27.489025">
            <text:p>27,4890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983">
            <text:p>100983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  <table:table-cell office:value-type="float" office:value="19.600005">
            <text:p>19,60000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948">
            <text:p>96948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33.142219">
            <text:p>33,1422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607">
            <text:p>94607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34.44466">
            <text:p>34,444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232">
            <text:p>97232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51.279218">
            <text:p>51,2792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832">
            <text:p>97832</text:p>
          </table:table-cell>
          <table:table-cell office:value-type="float" office:value="0">
            <text:p>0</text:p>
          </table:table-cell>
          <table:table-cell office:value-type="float" office:value="950">
            <text:p>950</text:p>
          </table:table-cell>
          <table:table-cell office:value-type="float" office:value="0">
            <text:p>0</text:p>
          </table:table-cell>
          <table:table-cell office:value-type="float" office:value="28.032057">
            <text:p>28,0320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753">
            <text:p>97753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office:value-type="float" office:value="23.467585">
            <text:p>23,4675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335">
            <text:p>100335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21.708438">
            <text:p>21,7084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98">
            <text:p>98398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23.032669">
            <text:p>23,0326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701">
            <text:p>100701</text:p>
          </table:table-cell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16.747536">
            <text:p>16,74753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514">
            <text:p>97514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51.239684">
            <text:p>51,2396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198">
            <text:p>99198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44.951197">
            <text:p>44,95119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453">
            <text:p>100453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40.084511">
            <text:p>40,08451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355">
            <text:p>96355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office:value-type="float" office:value="44.453913">
            <text:p>44,4539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636">
            <text:p>98636</text:p>
          </table:table-cell>
          <table:table-cell office:value-type="float" office:value="0">
            <text:p>0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55.428053">
            <text:p>55,4280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611">
            <text:p>100611</text:p>
          </table:table-cell>
          <table:table-cell office:value-type="float" office:value="0">
            <text:p>0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float" office:value="43.240384">
            <text:p>43,2403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454">
            <text:p>99454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41.487105">
            <text:p>41,48710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642">
            <text:p>97642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92.733706">
            <text:p>92,7337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325">
            <text:p>90325</text:p>
          </table:table-cell>
          <table:table-cell office:value-type="float" office:value="0">
            <text:p>0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49.590055">
            <text:p>49,5900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493">
            <text:p>98493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50.328999">
            <text:p>50,3289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689">
            <text:p>98689</text:p>
          </table:table-cell>
          <table:table-cell office:value-type="float" office:value="0">
            <text:p>0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61.651375">
            <text:p>61,6513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427">
            <text:p>97427</text:p>
          </table:table-cell>
          <table:table-cell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50.7343">
            <text:p>50,73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515">
            <text:p>102515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45.957153">
            <text:p>45,9571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360">
            <text:p>95360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0">
            <text:p>0</text:p>
          </table:table-cell>
          <table:table-cell office:value-type="float" office:value="19.914581">
            <text:p>19,91458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172">
            <text:p>100172</text:p>
          </table:table-cell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6.925983">
            <text:p>16,9259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286">
            <text:p>101286</text:p>
          </table:table-cell>
          <table:table-cell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float" office:value="23.970248">
            <text:p>23,9702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349">
            <text:p>93349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office:value-type="float" office:value="21.545284">
            <text:p>21,5452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134">
            <text:p>101134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18.361054">
            <text:p>18,3610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329">
            <text:p>103329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19.970806">
            <text:p>19,9708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96">
            <text:p>100096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24.525152">
            <text:p>24,5251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884">
            <text:p>92884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0">
            <text:p>0</text:p>
          </table:table-cell>
          <table:table-cell office:value-type="float" office:value="19.31686">
            <text:p>19,316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888">
            <text:p>97888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20.009989">
            <text:p>20,00998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219">
            <text:p>100219</text:p>
          </table:table-cell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17.510363">
            <text:p>17,5103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645">
            <text:p>101645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0">
            <text:p>0</text:p>
          </table:table-cell>
          <table:table-cell office:value-type="float" office:value="34.506888">
            <text:p>34,50688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8275">
            <text:p>98275</text:p>
          </table:table-cell>
          <table:table-cell office:value-type="float" office:value="3.989207">
            <text:p>3,989207</text:p>
          </table:table-cell>
          <table:table-cell office:value-type="float" office:value="757">
            <text:p>757</text:p>
          </table:table-cell>
          <table:table-cell office:value-type="float" office:value="5.962733">
            <text:p>5,962733</text:p>
          </table:table-cell>
          <table:table-cell office:value-type="float" office:value="98.526724">
            <text:p>98,5267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149">
            <text:p>98149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13.859301">
            <text:p>13,8593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067">
            <text:p>104067</text:p>
          </table:table-cell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14.007717">
            <text:p>14,00771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762">
            <text:p>94762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14.190219">
            <text:p>14,1902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764">
            <text:p>97764</text:p>
          </table:table-cell>
          <table:table-cell office:value-type="float" office:value="0">
            <text:p>0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14.799949">
            <text:p>14,7999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898">
            <text:p>95898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office:value-type="float" office:value="22.299666">
            <text:p>22,2996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711">
            <text:p>99711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20.301512">
            <text:p>20,3015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4637">
            <text:p>84637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21.321926">
            <text:p>21,32192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933">
            <text:p>90933</text:p>
          </table:table-cell>
          <table:table-cell office:value-type="float" office:value="0">
            <text:p>0</text:p>
          </table:table-cell>
          <table:table-cell office:value-type="float" office:value="876">
            <text:p>876</text:p>
          </table:table-cell>
          <table:table-cell office:value-type="float" office:value="0">
            <text:p>0</text:p>
          </table:table-cell>
          <table:table-cell office:value-type="float" office:value="33.020761">
            <text:p>33,0207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534">
            <text:p>97534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 office:value-type="float" office:value="18.178767">
            <text:p>18,1787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020">
            <text:p>99020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office:value-type="float" office:value="18.836687">
            <text:p>18,8366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318">
            <text:p>87318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office:value-type="float" office:value="24.738874">
            <text:p>24,7388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330">
            <text:p>10033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19.165442">
            <text:p>19,1654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7">
            <text:p>100007</text:p>
          </table:table-cell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51.588624">
            <text:p>51,5886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936">
            <text:p>96936</text:p>
          </table:table-cell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  <table:table-cell office:value-type="float" office:value="0">
            <text:p>0</text:p>
          </table:table-cell>
          <table:table-cell office:value-type="float" office:value="44.214839">
            <text:p>44,2148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129">
            <text:p>97129</text:p>
          </table:table-cell>
          <table:table-cell office:value-type="float" office:value="0">
            <text:p>0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34.475318">
            <text:p>34,4753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215">
            <text:p>91215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34.642943">
            <text:p>34,6429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956">
            <text:p>97956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40.494702">
            <text:p>40,49470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548">
            <text:p>96548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31.028618">
            <text:p>31,0286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391">
            <text:p>101391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2.05514">
            <text:p>42,0551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861">
            <text:p>99861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office:value-type="float" office:value="23.760718">
            <text:p>23,7607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304">
            <text:p>102304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21.713329">
            <text:p>21,71332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222">
            <text:p>100222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office:value-type="float" office:value="44.098409">
            <text:p>44,0984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216">
            <text:p>98216</text:p>
          </table:table-cell>
          <table:table-cell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office:value-type="float" office:value="31.681724">
            <text:p>31,6817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809">
            <text:p>90809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0">
            <text:p>0</text:p>
          </table:table-cell>
          <table:table-cell office:value-type="float" office:value="26.778859">
            <text:p>26,7788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438">
            <text:p>86438</text:p>
          </table:table-cell>
          <table:table-cell office:value-type="float" office:value="0">
            <text:p>0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35.644428">
            <text:p>35,6444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915">
            <text:p>100915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13.136634">
            <text:p>13,1366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212">
            <text:p>101212</text:p>
          </table:table-cell>
          <table:table-cell office:value-type="float" office:value="0">
            <text:p>0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12.685651">
            <text:p>12,6856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688">
            <text:p>95688</text:p>
          </table:table-cell>
          <table:table-cell office:value-type="float" office:value="0">
            <text:p>0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19.452779">
            <text:p>19,4527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549">
            <text:p>94549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16.706534">
            <text:p>16,7065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513">
            <text:p>95513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18.116745">
            <text:p>18,1167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421">
            <text:p>92421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17.620785">
            <text:p>17,6207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385">
            <text:p>99385</text:p>
          </table:table-cell>
          <table:table-cell office:value-type="float" office:value="0">
            <text:p>0</text:p>
          </table:table-cell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  <table:table-cell office:value-type="float" office:value="17.786175">
            <text:p>17,7861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942">
            <text:p>100942</text:p>
          </table:table-cell>
          <table:table-cell office:value-type="float" office:value="0">
            <text:p>0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office:value-type="float" office:value="11.724189">
            <text:p>11,72418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692">
            <text:p>99692</text:p>
          </table:table-cell>
          <table:table-cell office:value-type="float" office:value="0">
            <text:p>0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15.432663">
            <text:p>15,4326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810">
            <text:p>98810</text:p>
          </table:table-cell>
          <table:table-cell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18.325854">
            <text:p>18,3258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992">
            <text:p>97992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11.822179">
            <text:p>11,8221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657">
            <text:p>96657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1.842991">
            <text:p>11,84299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996">
            <text:p>94996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0">
            <text:p>0</text:p>
          </table:table-cell>
          <table:table-cell office:value-type="float" office:value="12.435127">
            <text:p>12,4351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336">
            <text:p>99336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12.327424">
            <text:p>12,3274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999">
            <text:p>92999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18.278223">
            <text:p>18,2782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896">
            <text:p>92896</text:p>
          </table:table-cell>
          <table:table-cell office:value-type="float" office:value="0">
            <text:p>0</text:p>
          </table:table-cell>
          <table:table-cell office:value-type="float" office:value="852">
            <text:p>852</text:p>
          </table:table-cell>
          <table:table-cell office:value-type="float" office:value="0">
            <text:p>0</text:p>
          </table:table-cell>
          <table:table-cell office:value-type="float" office:value="15.666916">
            <text:p>15,66691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33">
            <text:p>98533</text:p>
          </table:table-cell>
          <table:table-cell office:value-type="float" office:value="0">
            <text:p>0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  <table:table-cell office:value-type="float" office:value="16.447068">
            <text:p>16,4470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716">
            <text:p>88716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0">
            <text:p>0</text:p>
          </table:table-cell>
          <table:table-cell office:value-type="float" office:value="14.843672">
            <text:p>14,8436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601">
            <text:p>98601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 office:value-type="float" office:value="11.293184">
            <text:p>11,29318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892">
            <text:p>95892</text:p>
          </table:table-cell>
          <table:table-cell office:value-type="float" office:value="2.130107">
            <text:p>2,130107</text:p>
          </table:table-cell>
          <table:table-cell office:value-type="float" office:value="678">
            <text:p>678</text:p>
          </table:table-cell>
          <table:table-cell office:value-type="float" office:value="2.0231214">
            <text:p>2,0231214</text:p>
          </table:table-cell>
          <table:table-cell office:value-type="float" office:value="26.984267">
            <text:p>26,9842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497">
            <text:p>93497</text:p>
          </table:table-cell>
          <table:table-cell office:value-type="float" office:value="0">
            <text:p>0</text:p>
          </table:table-cell>
          <table:table-cell office:value-type="float" office:value="1015">
            <text:p>1015</text:p>
          </table:table-cell>
          <table:table-cell office:value-type="float" office:value="0">
            <text:p>0</text:p>
          </table:table-cell>
          <table:table-cell office:value-type="float" office:value="15.476037">
            <text:p>15,4760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728">
            <text:p>95728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16.419827">
            <text:p>16,4198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226">
            <text:p>92226</text:p>
          </table:table-cell>
          <table:table-cell office:value-type="float" office:value="0">
            <text:p>0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12.358017">
            <text:p>12,35801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485">
            <text:p>94485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12.031079">
            <text:p>12,0310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256">
            <text:p>103256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11.553562">
            <text:p>11,5535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268">
            <text:p>98268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18.81832">
            <text:p>18,8183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492">
            <text:p>99492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26.936915">
            <text:p>26,93691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524">
            <text:p>100524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office:value-type="float" office:value="22.421119">
            <text:p>22,4211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329">
            <text:p>97329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office:value-type="float" office:value="50.679334">
            <text:p>50,6793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284">
            <text:p>99284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39.631576">
            <text:p>39,6315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704">
            <text:p>98704</text:p>
          </table:table-cell>
          <table:table-cell office:value-type="float" office:value="0">
            <text:p>0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23.147282">
            <text:p>23,1472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058">
            <text:p>94058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18.181906">
            <text:p>18,1819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472">
            <text:p>95472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18.218995">
            <text:p>18,2189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638">
            <text:p>9963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office:value-type="float" office:value="19.088263">
            <text:p>19,0882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539">
            <text:p>95539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20.931712">
            <text:p>20,9317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482">
            <text:p>95482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office:value-type="float" office:value="20.124811">
            <text:p>20,12481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632">
            <text:p>95632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17.455952">
            <text:p>17,4559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804">
            <text:p>99804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office:value-type="float" office:value="0">
            <text:p>0</text:p>
          </table:table-cell>
          <table:table-cell office:value-type="float" office:value="11.639261">
            <text:p>11,6392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635">
            <text:p>100635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float" office:value="12.787274">
            <text:p>12,7872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117">
            <text:p>10111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14.828726">
            <text:p>14,82872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851">
            <text:p>95851</text:p>
          </table:table-cell>
          <table:table-cell office:value-type="float" office:value="0">
            <text:p>0</text:p>
          </table:table-cell>
          <table:table-cell office:value-type="float" office:value="1058">
            <text:p>1058</text:p>
          </table:table-cell>
          <table:table-cell office:value-type="float" office:value="0">
            <text:p>0</text:p>
          </table:table-cell>
          <table:table-cell office:value-type="float" office:value="14.431738">
            <text:p>14,4317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712">
            <text:p>100712</text:p>
          </table:table-cell>
          <table:table-cell office:value-type="float" office:value="0">
            <text:p>0</text:p>
          </table:table-cell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office:value-type="float" office:value="15.641773">
            <text:p>15,6417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698">
            <text:p>95698</text:p>
          </table:table-cell>
          <table:table-cell office:value-type="float" office:value="0">
            <text:p>0</text:p>
          </table:table-cell>
          <table:table-cell office:value-type="float" office:value="833">
            <text:p>833</text:p>
          </table:table-cell>
          <table:table-cell office:value-type="float" office:value="0">
            <text:p>0</text:p>
          </table:table-cell>
          <table:table-cell office:value-type="float" office:value="12.622445">
            <text:p>12,6224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251">
            <text:p>104251</text:p>
          </table:table-cell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12.141431">
            <text:p>12,14143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422">
            <text:p>97422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office:value-type="float" office:value="14.043479">
            <text:p>14,0434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598">
            <text:p>97598</text:p>
          </table:table-cell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office:value-type="float" office:value="15.627386">
            <text:p>15,6273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499">
            <text:p>95499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11.745422">
            <text:p>11,74542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231">
            <text:p>91231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0">
            <text:p>0</text:p>
          </table:table-cell>
          <table:table-cell office:value-type="float" office:value="11.880359">
            <text:p>11,8803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271">
            <text:p>94271</text:p>
          </table:table-cell>
          <table:table-cell office:value-type="float" office:value="0">
            <text:p>0</text:p>
          </table:table-cell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office:value-type="float" office:value="14.655376">
            <text:p>14,6553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434">
            <text:p>94434</text:p>
          </table:table-cell>
          <table:table-cell office:value-type="float" office:value="0">
            <text:p>0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11.85773">
            <text:p>11,857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689">
            <text:p>93689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office:value-type="float" office:value="0">
            <text:p>0</text:p>
          </table:table-cell>
          <table:table-cell office:value-type="float" office:value="11.464649">
            <text:p>11,4646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889">
            <text:p>101889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5.311485">
            <text:p>15,3114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679">
            <text:p>92679</text:p>
          </table:table-cell>
          <table:table-cell office:value-type="float" office:value="0">
            <text:p>0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13.826542">
            <text:p>13,82654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2282">
            <text:p>92282</text:p>
          </table:table-cell>
          <table:table-cell office:value-type="float" office:value="3.441241">
            <text:p>3,441241</text:p>
          </table:table-cell>
          <table:table-cell office:value-type="float" office:value="959">
            <text:p>959</text:p>
          </table:table-cell>
          <table:table-cell office:value-type="float" office:value="5.5172415">
            <text:p>5,5172415</text:p>
          </table:table-cell>
          <table:table-cell office:value-type="float" office:value="77.449182">
            <text:p>77,4491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724">
            <text:p>89724</text:p>
          </table:table-cell>
          <table:table-cell office:value-type="float" office:value="0">
            <text:p>0</text:p>
          </table:table-cell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office:value-type="float" office:value="16.088491">
            <text:p>16,08849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661">
            <text:p>100661</text:p>
          </table:table-cell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13.566517">
            <text:p>13,56651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097">
            <text:p>97097</text:p>
          </table:table-cell>
          <table:table-cell office:value-type="float" office:value="0">
            <text:p>0</text:p>
          </table:table-cell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office:value-type="float" office:value="10.807425">
            <text:p>10,8074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906">
            <text:p>99906</text:p>
          </table:table-cell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21.078939">
            <text:p>21,0789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834">
            <text:p>101834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1.106566">
            <text:p>11,1065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061">
            <text:p>97061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11.685145">
            <text:p>11,6851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093">
            <text:p>92093</text:p>
          </table:table-cell>
          <table:table-cell office:value-type="float" office:value="0">
            <text:p>0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1.440415">
            <text:p>11,44041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869">
            <text:p>96869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office:value-type="float" office:value="12.645493">
            <text:p>12,6454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996">
            <text:p>91996</text:p>
          </table:table-cell>
          <table:table-cell office:value-type="float" office:value="0">
            <text:p>0</text:p>
          </table:table-cell>
          <table:table-cell office:value-type="float" office:value="929">
            <text:p>929</text:p>
          </table:table-cell>
          <table:table-cell office:value-type="float" office:value="0">
            <text:p>0</text:p>
          </table:table-cell>
          <table:table-cell office:value-type="float" office:value="15.473798">
            <text:p>15,47379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895">
            <text:p>96895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18.29722">
            <text:p>18,2972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26">
            <text:p>98526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12.515235">
            <text:p>12,5152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722">
            <text:p>100722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14.156762">
            <text:p>14,1567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3">
            <text:p>98563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12.139339">
            <text:p>12,1393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851">
            <text:p>99851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13.906795">
            <text:p>13,9067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342">
            <text:p>102342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15.652318">
            <text:p>15,6523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667">
            <text:p>98667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10.795204">
            <text:p>10,79520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854">
            <text:p>101854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float" office:value="11.32133">
            <text:p>11,321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899">
            <text:p>96899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11.512286">
            <text:p>11,5122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313">
            <text:p>95313</text:p>
          </table:table-cell>
          <table:table-cell office:value-type="float" office:value="0">
            <text:p>0</text:p>
          </table:table-cell>
          <table:table-cell office:value-type="float" office:value="938">
            <text:p>938</text:p>
          </table:table-cell>
          <table:table-cell office:value-type="float" office:value="0">
            <text:p>0</text:p>
          </table:table-cell>
          <table:table-cell office:value-type="float" office:value="13.10115">
            <text:p>13,1011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20">
            <text:p>98520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 office:value-type="float" office:value="10.734925">
            <text:p>10,7349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682">
            <text:p>94682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office:value-type="float" office:value="14.442704">
            <text:p>14,44270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2">
            <text:p>98562</text:p>
          </table:table-cell>
          <table:table-cell office:value-type="float" office:value="0">
            <text:p>0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19.927921">
            <text:p>19,92792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035">
            <text:p>102035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11.271395">
            <text:p>11,2713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593">
            <text:p>96593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14.359589">
            <text:p>14,35958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011">
            <text:p>97011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  <table:table-cell office:value-type="float" office:value="14.458488">
            <text:p>14,45848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077">
            <text:p>97077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11.911858">
            <text:p>11,9118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837">
            <text:p>101837</text:p>
          </table:table-cell>
          <table:table-cell office:value-type="float" office:value="0">
            <text:p>0</text:p>
          </table:table-cell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  <table:table-cell office:value-type="float" office:value="12.626353">
            <text:p>12,6263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760">
            <text:p>92760</text:p>
          </table:table-cell>
          <table:table-cell office:value-type="float" office:value="0">
            <text:p>0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  <table:table-cell office:value-type="float" office:value="13.458472">
            <text:p>13,45847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5102">
            <text:p>95102</text:p>
          </table:table-cell>
          <table:table-cell office:value-type="float" office:value="2.0604837">
            <text:p>2,0604837</text:p>
          </table:table-cell>
          <table:table-cell office:value-type="float" office:value="902">
            <text:p>902</text:p>
          </table:table-cell>
          <table:table-cell office:value-type="float" office:value="3.426124">
            <text:p>3,426124</text:p>
          </table:table-cell>
          <table:table-cell office:value-type="float" office:value="48.073683">
            <text:p>48,0736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554">
            <text:p>92554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  <table:table-cell office:value-type="float" office:value="19.497968">
            <text:p>19,4979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938">
            <text:p>96938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office:value-type="float" office:value="13.27129">
            <text:p>13,2712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682">
            <text:p>90682</text:p>
          </table:table-cell>
          <table:table-cell office:value-type="float" office:value="0">
            <text:p>0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12.517397">
            <text:p>12,51739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941">
            <text:p>94941</text:p>
          </table:table-cell>
          <table:table-cell office:value-type="float" office:value="0">
            <text:p>0</text:p>
          </table:table-cell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office:value-type="float" office:value="15.423725">
            <text:p>15,4237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126">
            <text:p>101126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11.819034">
            <text:p>11,8190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083">
            <text:p>101083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11.551815">
            <text:p>11,55181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117">
            <text:p>97117</text:p>
          </table:table-cell>
          <table:table-cell office:value-type="float" office:value="0">
            <text:p>0</text:p>
          </table:table-cell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  <table:table-cell office:value-type="float" office:value="13.763826">
            <text:p>13,76382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823">
            <text:p>99823</text:p>
          </table:table-cell>
          <table:table-cell office:value-type="float" office:value="0">
            <text:p>0</text:p>
          </table:table-cell>
          <table:table-cell office:value-type="float" office:value="908">
            <text:p>908</text:p>
          </table:table-cell>
          <table:table-cell office:value-type="float" office:value="0">
            <text:p>0</text:p>
          </table:table-cell>
          <table:table-cell office:value-type="float" office:value="11.795987">
            <text:p>11,7959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132">
            <text:p>100132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36.004122">
            <text:p>36,00412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224">
            <text:p>101224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15.208116">
            <text:p>15,20811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383">
            <text:p>99383</text:p>
          </table:table-cell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18.48887">
            <text:p>18,488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125">
            <text:p>97125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11.130868">
            <text:p>11,1308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405">
            <text:p>94405</text:p>
          </table:table-cell>
          <table:table-cell office:value-type="float" office:value="0">
            <text:p>0</text:p>
          </table:table-cell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office:value-type="float" office:value="16.798173">
            <text:p>16,7981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767">
            <text:p>90767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21.718983">
            <text:p>21,7189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374">
            <text:p>98374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13.672123">
            <text:p>13,6721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654">
            <text:p>102654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13.539765">
            <text:p>13,5397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391">
            <text:p>95391</text:p>
          </table:table-cell>
          <table:table-cell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float" office:value="20.435266">
            <text:p>20,4352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738">
            <text:p>97738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18.36364">
            <text:p>18,3636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232">
            <text:p>97232</text:p>
          </table:table-cell>
          <table:table-cell office:value-type="float" office:value="3.1507924">
            <text:p>3,1507924</text:p>
          </table:table-cell>
          <table:table-cell office:value-type="float" office:value="694">
            <text:p>694</text:p>
          </table:table-cell>
          <table:table-cell office:value-type="float" office:value="8.684211">
            <text:p>8,684211</text:p>
          </table:table-cell>
          <table:table-cell office:value-type="float" office:value="110.408062">
            <text:p>110,4080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056">
            <text:p>101056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25.349934">
            <text:p>25,3499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463">
            <text:p>98463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0">
            <text:p>0</text:p>
          </table:table-cell>
          <table:table-cell office:value-type="float" office:value="30.546279">
            <text:p>30,5462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102">
            <text:p>97102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35.081141">
            <text:p>35,0811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977">
            <text:p>97977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25.237764">
            <text:p>25,2377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422">
            <text:p>101422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12.084721">
            <text:p>12,08472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517">
            <text:p>105517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12.870876">
            <text:p>12,8708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737">
            <text:p>96737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19.086867">
            <text:p>19,0868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149">
            <text:p>96149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12.804386">
            <text:p>12,8043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474">
            <text:p>102474</text:p>
          </table:table-cell>
          <table:table-cell office:value-type="float" office:value="0">
            <text:p>0</text:p>
          </table:table-cell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office:value-type="float" office:value="12.402506">
            <text:p>12,40250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190">
            <text:p>8919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1.919402">
            <text:p>11,91940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877">
            <text:p>101877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11.623613">
            <text:p>11,6236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353">
            <text:p>102353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13.557577">
            <text:p>13,5575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088">
            <text:p>99088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15.461298">
            <text:p>15,46129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939">
            <text:p>92939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29.174837">
            <text:p>29,1748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266">
            <text:p>100266</text:p>
          </table:table-cell>
          <table:table-cell office:value-type="float" office:value="0">
            <text:p>0</text:p>
          </table:table-cell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  <table:table-cell office:value-type="float" office:value="11.787118">
            <text:p>11,7871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837">
            <text:p>94837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13.95694">
            <text:p>13,9569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983">
            <text:p>93983</text:p>
          </table:table-cell>
          <table:table-cell office:value-type="float" office:value="0">
            <text:p>0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10.515482">
            <text:p>10,51548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900">
            <text:p>96900</text:p>
          </table:table-cell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13.02516">
            <text:p>13,0251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3709">
            <text:p>93709</text:p>
          </table:table-cell>
          <table:table-cell office:value-type="float" office:value="0">
            <text:p>0</text:p>
          </table:table-cell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11.547135">
            <text:p>11,5471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112">
            <text:p>96112</text:p>
          </table:table-cell>
          <table:table-cell office:value-type="float" office:value="0">
            <text:p>0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office:value-type="float" office:value="11.939727">
            <text:p>11,9397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962">
            <text:p>100962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office:value-type="float" office:value="11.493634">
            <text:p>11,4936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276">
            <text:p>101276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12.269457">
            <text:p>12,2694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55">
            <text:p>100055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.08706">
            <text:p>10,0870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3450">
            <text:p>93450</text:p>
          </table:table-cell>
          <table:table-cell office:value-type="float" office:value="2.4671052">
            <text:p>2,4671052</text:p>
          </table:table-cell>
          <table:table-cell office:value-type="float" office:value="734">
            <text:p>734</text:p>
          </table:table-cell>
          <table:table-cell office:value-type="float" office:value="5.655527">
            <text:p>5,655527</text:p>
          </table:table-cell>
          <table:table-cell office:value-type="float" office:value="52.759686">
            <text:p>52,7596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505">
            <text:p>94505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19.60797">
            <text:p>19,6079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092">
            <text:p>87092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float" office:value="0">
            <text:p>0</text:p>
          </table:table-cell>
          <table:table-cell office:value-type="float" office:value="11.169074">
            <text:p>11,16907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1136">
            <text:p>101136</text:p>
          </table:table-cell>
          <table:table-cell office:value-type="float" office:value="1.3021355">
            <text:p>1,3021355</text:p>
          </table:table-cell>
          <table:table-cell office:value-type="float" office:value="547">
            <text:p>547</text:p>
          </table:table-cell>
          <table:table-cell office:value-type="float" office:value="2.1466906">
            <text:p>2,1466906</text:p>
          </table:table-cell>
          <table:table-cell office:value-type="float" office:value="50.194758">
            <text:p>50,1947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666">
            <text:p>99666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11.082187">
            <text:p>11,0821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628">
            <text:p>96628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13.612476">
            <text:p>13,6124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85">
            <text:p>98585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11.474986">
            <text:p>11,47498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o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2011-04-02</text:date>, <text:time>14:54:15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2T14:54:15</dc:date>
    <dc:creator>Michael Mandirola</dc:creator>
    <meta:document-statistic meta:table-count="1" meta:cell-count="2733" meta:object-count="0"/>
    <meta:generator>OpenOffice.org/3.2$Linux OpenOffice.org_project/320m19$Build-9505</meta:generator>
  </office:meta>
</office:document-meta>
</file>